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Config.Intercepto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ceptorConfig.setInterceptorClass( String intercepto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fig.getIntercept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fig.InterceptorConfig( String intercepto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fig.addCustom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fig.getCustom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Config.getCusto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